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3796B9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Courier New" svg:font-family="'Courier New'" style:font-family-generic="modern" style:font-pitch="fixed"/>
    <style:font-face style:name="Lohit Tamil" svg:font-family="'Lohit Tamil'" style:font-adornments="Regular" style:font-pitch="variable"/>
    <style:font-face style:name="NSimSun" svg:font-family="NSimSun" style:font-family-generic="modern" style:font-pitch="fixed"/>
    <style:font-face style:name="Noto Sans Mono CJK JP" svg:font-family="'Noto Sans Mono CJK JP', 游ゴシック, 游ゴシック体" style:font-family-generic="modern" style:font-pitch="fixed"/>
    <style:font-face style:name="Noto Sans Mono CJK JP1" svg:font-family="'Noto Sans Mono CJK JP', 游ゴシック, 游ゴシック体" style:font-family-generic="swiss" style:font-pitch="fixed"/>
    <style:font-face style:name="Noto Sans Mono CJK JP2" svg:font-family="'Noto Sans Mono CJK JP', 游ゴシック, 游ゴシック体" style:font-adornments="Regular" style:font-family-generic="modern" style:font-pitch="fixed"/>
    <style:font-face style:name="Noto Serif CJK JP:ruby" svg:font-family="'Noto Serif CJK JP:ruby', 'Noto Serif JP:ruby', 游明朝:ruby, 游明朝体:ruby" style:font-family-generic="roman" style:font-pitch="variable"/>
    <style:font-face style:name="Noto Serif CJK JP:ruby1" svg:font-family="'Noto Serif CJK JP:ruby', 'Noto Serif JP:ruby', 游明朝:ruby, 游明朝体:ruby" style:font-adornments="Regular" style:font-family-generic="roman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OrgBulletedList"/>
    <style:style style:name="P2" style:family="paragraph" style:parent-style-name="Text_20_body">
      <style:text-properties style:font-name="BPG Courier S GPL&amp;GNU"/>
    </style:style>
    <style:style style:name="P3" style:family="paragraph" style:parent-style-name="Heading_20_1">
      <style:text-properties officeooo:paragraph-rsid="000b89d0"/>
    </style:style>
    <style:style style:name="T1" style:family="text">
      <style:text-properties officeooo:rsid="000e2e54"/>
    </style:style>
    <style:style style:name="T2" style:family="text">
      <style:text-properties officeooo:rsid="000b89d0"/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Lab offsec com docker</text:p>
      <text:p text:style-name="OrgTitle"/>
      <text:h text:style-name="Heading_20_1" text:outline-level="1"><text:bookmark text:name="orga1ced86"/><text:bookmark-start text:name="OrgXref.orga1ced86"/>Cenário do Laboratório <text:bookmark-end text:name="OrgXref.orga1ced86"/></text:h>
      <text:p text:style-name="Text_20_body">O objetivo deste lab é simular uma rede corporativa composta por três nós principais em uma rede <text:span text:style-name="T1">docker, sendo uma das máquinas o metasploitable2</text:span>. O foco está na <text:span text:style-name="T1">enumeração dos serviços vulneráveis</text:span> <text:span text:style-name="T1">mesmo com um firewall no ambiente (UFW) </text:span>para impedir a movimentação lateral entre containers. </text:p>
      <text:h text:style-name="Heading_20_2" text:outline-level="2"><text:bookmark text:name="org9157cec"/><text:bookmark-start text:name="OrgXref.org9157cec"/>Topologia da Rede (172.27.0.0/24) <text:bookmark-end text:name="OrgXref.org9157cec"/></text:h>
      <text:list text:style-name="OrgBulletedList">
        <text:list-item>
          <text:p text:style-name="P1"><text:span text:style-name="Bold">Metasploitable2 (172.27.0.2):</text:span> Servidor de Infra (DNS/Bind9, FTP, SSH). </text:p>
        </text:list-item>
        <text:list-item>
          <text:p text:style-name="P1"><text:span text:style-name="Bold">SRV-DB-CORP (172.27.0.3):</text:span> Banco de dados MariaDB (Produção). </text:p>
        </text:list-item>
        <text:list-item>
          <text:p text:style-name="P1"><text:span text:style-name="Bold">SRV-WEB-CORP (172.27.0.4):</text:span> Servidor Web Nginx. </text:p>
        </text:list-item>
      </text:list>
      <text:h text:style-name="Heading_20_1" text:outline-level="1" text:is-list-header="true"/>
      <text:h text:style-name="Heading_20_1" text:outline-level="1"><text:bookmark text:name="org6b5efb8"/><text:bookmark-start text:name="OrgXref.org6b5efb8"/>1. <text:bookmark-end text:name="OrgXref.org6b5efb8"/><text:span text:style-name="T2">Criação do lab</text:span></text:h>
      <text:p text:style-name="Text_20_body">A montagem utiliza privilégios de kernel para garantir que o Bind9 e outros serviços legados funcionem corretamente dentro do ambiente Docker. </text:p>
      <text:p text:style-name="P2"/>
      <text:p text:style-name="OrgSrcBlock"><text:span text:style-name="OrgSrcFontLockCommentDelimiterFace"># </text:span><text:span text:style-name="OrgSrcFontLockCommentFace">Criando a rede </text:span><text:span text:style-name="OrgSrcFontLockCommentFace"><text:span text:style-name="T2">docker</text:span></text:span><text:span text:style-name="OrgSrcFontLockCommentFace"> </text:span><text:span text:style-name="OrgSrcFontLockCommentFace"><text:span text:style-name="T2">do lab</text:span></text:span></text:p>
      <text:p text:style-name="OrgSrcBlock">docker network create --driver bridge --subnet 172.27.0.0/24 lab-cybersec</text:p>
      <text:p text:style-name="OrgSrcBlock"/>
      <text:p text:style-name="OrgSrcBlock"><text:span text:style-name="OrgSrcFontLockCommentDelimiterFace"># </text:span><text:span text:style-name="OrgSrcFontLockCommentFace">Subindo o </text:span><text:span text:style-name="OrgSrcFontLockCommentFace"><text:span text:style-name="T2">metasploitable2 container</text:span></text:span></text:p>
      <text:p text:style-name="OrgSrcBlock">docker run -d --name metasploitable2 <text:span text:style-name="OrgSrcShEscapedNewline">\</text:span></text:p>
      <text:p text:style-name="OrgSrcBlock"><text:span text:style-name="OrgSrcIndentBars1"><text:s/></text:span><text:s/>--network lab-cybersec --ip 172.27.0.2 <text:span text:style-name="OrgSrcShEscapedNewline">\</text:span></text:p>
      <text:p text:style-name="OrgSrcBlock"><text:span text:style-name="OrgSrcIndentBars1"><text:s/></text:span><text:s/>--privileged -it tleemcjr/metasploitable2 <text:span text:style-name="OrgSrcShEscapedNewline">\</text:span></text:p>
      <text:p text:style-name="OrgSrcBlock"><text:span text:style-name="OrgSrcIndentBars1"><text:s/></text:span><text:s/>/bin/bash -c <text:span text:style-name="OrgSrcFontLockStringFace">"/etc/init.d/rc 2 &amp;&amp; /bin/bash"</text:span></text:p>
      <text:p text:style-name="OrgSrcBlock"/>
      <text:p text:style-name="OrgSrcBlock"><text:span text:style-name="OrgSrcFontLockCommentDelimiterFace"># </text:span><text:span text:style-name="OrgSrcFontLockCommentFace">Subindo </text:span><text:span text:style-name="OrgSrcFontLockCommentFace"><text:span text:style-name="T2">os containers de simulação</text:span></text:span></text:p>
      <text:p text:style-name="OrgSrcBlock">docker run -d --name srv-db-corp --network lab-cybersec --ip 172.27.0.3 <text:span text:style-name="OrgSrcShEscapedNewline">\</text:span></text:p>
      <text:p text:style-name="OrgSrcBlock"><text:span text:style-name="OrgSrcIndentBars1"><text:s/></text:span><text:s/>-e <text:span text:style-name="OrgSrcFontLockVariableNameFace">MARIADB_ALLOW_EMPTY_ROOT_PASSWORD</text:span>=1 mariadb:10.11</text:p>
      <text:p text:style-name="OrgSrcBlock"/>
      <text:p text:style-name="OrgSrcBlock">docker run -d --name srv-web-corp --network lab-cybersec --ip 172.27.0.4 <text:span text:style-name="OrgSrcShEscapedNewline">\</text:span></text:p>
      <text:p text:style-name="OrgSrcBlockLastLine"><text:span text:style-name="OrgSrcIndentBars1"><text:s/></text:span><text:s/>ubuntu/nginx:latest</text:p>
      <text:p text:style-name="OrgSrcBlockLastLine"/>
      <text:h text:style-name="P3" text:outline-level="1" text:is-list-header="true"><text:soft-page-break/></text:h>
      <text:h text:style-name="P3" text:outline-level="1"><text:bookmark text:name="org3d06d6f"/><text:bookmark-start text:name="OrgXref.org3d06d6f"/>2. Configuração d<text:span text:style-name="T2">o</text:span> DN<text:bookmark-end text:name="OrgXref.org3d06d6f"/><text:span text:style-name="T2">S</text:span></text:h>
      <text:p text:style-name="Text_20_body">Simulação de uma zona DNS interna no Metasploitable2 para mapear os ativos da rede. </text:p>
      <text:p text:style-name="OrgSrcBlock"><text:span text:style-name="OrgSrcFontLockCommentDelimiterFace"># </text:span><text:span text:style-name="OrgSrcFontLockCommentFace">Configurando a zona corp.local no Bind9</text:span></text:p>
      <text:p text:style-name="OrgSrcBlock">docker exec -it metasploitable2 vim /etc/bind/db.corp</text:p>
      <text:p text:style-name="OrgSrcBlock"/>
      <text:p text:style-name="OrgSrcBlock"><text:span text:style-name="OrgSrcFontLockCommentDelimiterFace"># </text:span><text:span text:style-name="OrgSrcFontLockCommentFace">Detalhe do arquivo de zona:</text:span></text:p>
      <text:p text:style-name="OrgSrcBlock"><text:span text:style-name="OrgSrcFontLockCommentDelimiterFace"># </text:span><text:span text:style-name="OrgSrcFontLockCommentFace">ns1 <text:s text:c="4"/>IN <text:s/>A <text:s text:c="2"/>172.27.0.2</text:span></text:p>
      <text:p text:style-name="OrgSrcBlock"><text:span text:style-name="OrgSrcFontLockCommentDelimiterFace"># </text:span><text:span text:style-name="OrgSrcFontLockCommentFace">srv-db <text:s/>IN <text:s/>A <text:s text:c="2"/>172.27.0.3</text:span></text:p>
      <text:p text:style-name="OrgSrcBlockLastLine"><text:span text:style-name="OrgSrcFontLockCommentDelimiterFace"># </text:span><text:span text:style-name="OrgSrcFontLockCommentFace">srv-web IN <text:s/>A <text:s text:c="2"/>172.27.0.4</text:span></text:p>
      <text:h text:style-name="Heading_20_1" text:outline-level="1" text:is-list-header="true"/>
      <text:h text:style-name="Heading_20_1" text:outline-level="1"><text:bookmark text:name="org3b86efb"/><text:bookmark-start text:name="OrgXref.org3b86efb"/>3. Implementação d<text:span text:style-name="T2">o</text:span> UFW <text:bookmark-end text:name="OrgXref.org3b86efb"/></text:h>
      <text:p text:style-name="Text_20_body">Como o Metasploitable2 é intencionalmente vulnerável, usamos o <text:span text:style-name="Bold"><text:span text:style-name="Bold">UFW (Uncomplicated Firewall)</text:span></text:span> no Host para restringir o que ele pode acessar dentro da rede `lab-cybersec`. </text:p>
      <text:p text:style-name="OrgSrcBlock"><text:span text:style-name="OrgSrcFontLockCommentDelimiterFace">#</text:span><text:span text:style-name="OrgSrcFontLockCommentFace">Bloquear qualquer tráfego vindo do nó vulnerável para o Banco de Dados</text:span></text:p>
      <text:p text:style-name="OrgSrcBlock"><text:span text:style-name="OrgSrcFontLockTypeFace">sudo</text:span> ufw deny from 172.27.0.2 to 172.27.0.3</text:p>
      <text:p text:style-name="OrgSrcBlock"/>
      <text:p text:style-name="OrgSrcBlock"><text:span text:style-name="OrgSrcFontLockCommentDelimiterFace">#</text:span><text:span text:style-name="OrgSrcFontLockCommentFace">Permitir que apenas o Web Server acesse o Banco de Dados (Porta 3306)</text:span></text:p>
      <text:p text:style-name="OrgSrcBlock"><text:span text:style-name="OrgSrcFontLockTypeFace">sudo</text:span> ufw allow from 172.27.0.4 to 172.27.0.3 port 3306 proto tcp</text:p>
      <text:p text:style-name="OrgSrcBlock"/>
      <text:p text:style-name="OrgSrcBlock"><text:span text:style-name="OrgSrcFontLockCommentDelimiterFace">#</text:span><text:span text:style-name="OrgSrcFontLockCommentFace">Permitir acesso HTTP externo apenas para o Web Server</text:span></text:p>
      <text:p text:style-name="OrgSrcBlockLastLine"><text:span text:style-name="OrgSrcFontLockTypeFace">sudo</text:span> ufw allow to 172.27.0.4 port 80 proto tcp</text:p>
      <text:h text:style-name="Heading_20_1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Courier New" svg:font-family="'Courier New'" style:font-family-generic="modern" style:font-pitch="fixed"/>
    <style:font-face style:name="Lohit Tamil" svg:font-family="'Lohit Tamil'" style:font-adornments="Regular" style:font-pitch="variable"/>
    <style:font-face style:name="NSimSun" svg:font-family="NSimSun" style:font-family-generic="modern" style:font-pitch="fixed"/>
    <style:font-face style:name="Noto Sans Mono CJK JP" svg:font-family="'Noto Sans Mono CJK JP', 游ゴシック, 游ゴシック体" style:font-family-generic="modern" style:font-pitch="fixed"/>
    <style:font-face style:name="Noto Sans Mono CJK JP1" svg:font-family="'Noto Sans Mono CJK JP', 游ゴシック, 游ゴシック体" style:font-family-generic="swiss" style:font-pitch="fixed"/>
    <style:font-face style:name="Noto Sans Mono CJK JP2" svg:font-family="'Noto Sans Mono CJK JP', 游ゴシック, 游ゴシック体" style:font-adornments="Regular" style:font-family-generic="modern" style:font-pitch="fixed"/>
    <style:font-face style:name="Noto Serif CJK JP:ruby" svg:font-family="'Noto Serif CJK JP:ruby', 'Noto Serif JP:ruby', 游明朝:ruby, 游明朝体:ruby" style:font-family-generic="roman" style:font-pitch="variable"/>
    <style:font-face style:name="Noto Serif CJK JP:ruby1" svg:font-family="'Noto Serif CJK JP:ruby', 'Noto Serif JP:ruby', 游明朝:ruby, 游明朝体:ruby" style:font-adornments="Regular" style:font-family-generic="roman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fill-image draw:name="_35__20_Percent" draw:display-name="5 Percent" xlink:href="Pictures/1000000000000008000000083796B955.png" xlink:type="simple" xlink:show="embed" xlink:actuate="onLoad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style:page-number="auto"/>
      <style:text-properties fo:color="#000000" loext:opacity="100%" style:font-name="Lohit Tamil" fo:font-family="'Lohit Tamil'" style:font-style-name="Regular" style:font-pitch="variable" fo:font-weight="normal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chapter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1b1d1e" draw:opacity="100%"/>
      <style:paragraph-properties fo:background-color="#1b1d1e" fo:padding="0.0193in" fo:border="0.51pt solid #000000" style:shadow="none"/>
      <style:text-properties fo:color="#dddddd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align="start" style:justify-single-word="false" fo:text-indent="0in" style:auto-text-indent="false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ibliography_20_Heading" style:display-name="Bibliography Heading" style:family="paragraph" style:parent-style-name="Index_20_Heading" style:class="index"/>
    <style:style style:name="Figure_20_Index_20_Heading" style:display-name="Figure Index Heading" style:family="paragraph" style:parent-style-name="Index_20_Heading" style:class="index"/>
    <style:style style:name="Object_20_index_20_heading" style:display-name="Object index heading" style:family="paragraph" style:parent-style-name="Index_20_Heading" style:class="index"/>
    <style:style style:name="Table_20_index_20_heading" style:display-name="Table index heading" style:family="paragraph" style:parent-style-name="Index_20_Heading" style:class="index"/>
    <style:style style:name="User_20_Index_20_Heading" style:display-name="User Index Heading" style:family="paragraph" style:parent-style-name="Index_20_Heading" style:class="index" style:master-page-name="">
      <style:paragraph-properties style:page-number="auto"/>
    </style:style>
    <style:style style:name="Addressee" style:family="paragraph" style:parent-style-name="Standard" style:class="extra" style:master-page-name="">
      <style:paragraph-properties fo:margin-top="0in" fo:margin-bottom="0in" style:contextual-spacing="false" fo:text-align="end" style:justify-single-word="false" style:page-number="auto" text:number-lines="false" text:line-number="0"/>
    </style:style>
    <style:style style:name="Drawing" style:family="paragraph" style:parent-style-name="Caption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align="start" style:justify-single-word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TypeFace" style:family="text">
      <style:text-properties fo:color="#00aa80" loext:opacity="100%"/>
    </style:style>
    <style:style style:name="OrgSrcFontLockVariableNameFace" style:family="text">
      <style:text-properties fo:color="#5699af" loext:opacity="100%"/>
    </style:style>
    <style:style style:name="OrgSrcFontLockStringFace" style:family="text">
      <style:text-properties fo:color="#d08928" loext:opacity="100%"/>
    </style:style>
    <style:style style:name="OrgSrcIndentBars1" style:family="text">
      <style:text-properties fo:color="#463247" loext:opacity="100%"/>
    </style:style>
    <style:style style:name="OrgSrcShEscapedNewline" style:family="text">
      <style:text-properties fo:color="#d08928" loext:opacity="100%"/>
    </style:style>
    <style:style style:name="OrgSrcFontLockCommentFace" style:family="text">
      <style:text-properties fo:color="#808080" loext:opacity="100%"/>
    </style:style>
    <style:style style:name="OrgSrcFontLockCommentDelimiterFace" style:family="text">
      <style:text-properties fo:color="#808080" loext:opacity="100%"/>
    </style:style>
    <style:style style:name="Bullet_5f_20_5f_Symbols" style:display-name="Bullet_20_Symbols" style:family="text"/>
    <style:style style:name="Teletype" style:family="text">
      <style:text-properties style:font-name="Noto Sans Mono CJK JP1" fo:font-family="'Noto Sans Mono CJK JP', 游ゴシック, 游ゴシック体" style:font-family-generic="swiss" style:font-pitch="fixed" style:font-name-asian="Noto Sans Mono CJK JP2" style:font-family-asian="'Noto Sans Mono CJK JP', 游ゴシック, 游ゴシック体" style:font-style-name-asian="Regular" style:font-family-generic-asian="modern" style:font-pitch-asian="fixed"/>
    </style:style>
    <style:style style:name="Rubies" style:family="text">
      <style:text-properties style:font-name="Noto Serif CJK JP:ruby" fo:font-family="'Noto Serif CJK JP:ruby', 'Noto Serif JP:ruby', 游明朝:ruby, 游明朝体:ruby" style:font-family-generic="roman" style:font-pitch="variable" fo:font-size="5pt" style:text-underline-style="none" style:font-name-asian="Noto Serif CJK JP:ruby1" style:font-family-asian="'Noto Serif CJK JP:ruby', 'Noto Serif JP:ruby', 游明朝:ruby, 游明朝体:ruby" style:font-style-name-asian="Regular" style:font-family-generic-asian="roman" style:font-pitch-asian="variable" style:font-size-asian="5pt" style:text-emphasize="none"/>
    </style:style>
    <style:style style:name="User_20_Entry" style:display-name="User Entry" style:family="text">
      <style:text-properties style:font-name="Noto Sans Mono CJK JP1" fo:font-family="'Noto Sans Mono CJK JP', 游ゴシック, 游ゴシック体" style:font-family-generic="swiss" style:font-pitch="fixed" style:font-name-asian="Noto Sans Mono CJK JP" style:font-family-asian="'Noto Sans Mono CJK JP', 游ゴシック, 游ゴシック体" style:font-family-generic-asian="modern" style:font-pitch-asian="fixed"/>
    </style:style>
    <style:style style:name="Variab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draw:fill="none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" style:print-orientation="portrait" fo:margin-top="0.7874in" fo:margin-bottom="0.7874in" fo:margin-left="0.7874in" fo:margin-right="0.7874in" fo:background-color="#dddddd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dddddd" draw:fill-image-name="_35__20_Percent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fill="solid" draw:background-size="full" draw:fill-color="#dddddd" draw:fill-image-name="_35__20_Percent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/></text:p>
      </style:footer>
    </style:master-page>
    <style:master-page style:name="OrgTitlePage" style:page-layout-name="Mpm2" draw:style-name="Mdp2" style:next-style-name="OrgFrontMatterPage"/>
    <style:master-page style:name="OrgFrontMatterPage" style:page-layout-name="Mpm3" draw:style-name="Mdp2">
      <style:footer>
        <text:p text:style-name="MP1"><text:page-number text:select-page="current"/></text:p>
      </style:footer>
    </style:master-page>
    <style:master-page style:name="OrgFirstPage" style:page-layout-name="Mpm4" draw:style-name="Mdp3" style:next-style-name="OrgPage">
      <style:footer>
        <text:p text:style-name="MP1"><text:page-number text:select-page="current"/></text:p>
      </style:footer>
    </style:master-page>
    <style:master-page style:name="OrgPage" style:page-layout-name="Mpm5" draw:style-name="Mdp2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Gabriel</meta:initial-creator>
    <dc:date>2026-01-28T15:00:07.902892189</dc:date>
    <meta:creation-date>2026-01-28T14:42:59</meta:creation-date>
    <meta:generator>LibreOffice/25.2.3.2$Linux_X86_64 LibreOffice_project/520$Build-2</meta:generator>
    <meta:keyword/>
    <dc:subject>Lab focado em montagem de rede isolada, serviços de infra (DNS/DB) e defesa com Firewall.</dc:subject>
    <dc:title>Lab de Infraestrutura e Defesa: Orquestração Docker e Hardening com UFW</dc:title>
    <meta:editing-duration>PT16M50S</meta:editing-duration>
    <meta:editing-cycles>4</meta:editing-cycles>
    <meta:document-statistic meta:table-count="0" meta:image-count="0" meta:object-count="0" meta:page-count="2" meta:paragraph-count="41" meta:word-count="338" meta:character-count="2157" meta:non-whitespace-character-count="1841"/>
  </office:meta>
</office:document-meta>
</file>